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Helvetica Neue" svg:font-family="'Helvetica Neue', Helvetica-Normal, Helvetica, Corbel, Helmet, 'Free Sans', 'Droid Sans', sans-serif"/>
    <style:font-face style:name="monospace" svg:font-family="monospace,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font-size="14pt" style:text-underline-style="solid" style:text-underline-width="auto" style:text-underline-color="font-color" officeooo:rsid="001e3cc3" officeooo:paragraph-rsid="001e3cc3" style:font-size-asian="14pt" style:font-size-complex="14pt"/>
    </style:style>
    <style:style style:name="P2"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font-size="14pt" style:font-size-asian="14pt" style:font-size-complex="14pt"/>
    </style:style>
    <style:style style:name="P3"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font-size="14pt" style:text-underline-style="none" officeooo:rsid="001e3cc3" officeooo:paragraph-rsid="001e3cc3" style:font-size-asian="14pt" style:font-size-complex="14pt"/>
    </style:style>
    <style:style style:name="P4"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font-size="14pt" style:text-underline-style="none" officeooo:rsid="001e3cc3" officeooo:paragraph-rsid="0021000e" style:font-size-asian="14pt" style:font-size-complex="14pt"/>
    </style:style>
    <style:style style:name="P5"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officeooo:paragraph-rsid="001e3cc3"/>
    </style:style>
    <style:style style:name="P6"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7"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font-size="16pt" style:text-underline-style="solid" style:text-underline-width="auto" style:text-underline-color="font-color" fo:font-weight="bold" officeooo:rsid="001e3cc3" officeooo:paragraph-rsid="001e3cc3" style:font-size-asian="16pt" style:font-weight-asian="bold" style:font-size-complex="16pt" style:font-weight-complex="bold"/>
    </style:style>
    <style:style style:name="T1" style:family="text">
      <style:text-properties fo:background-color="transparent" loext:char-shading-value="0" loext:padding="0cm" loext:border="none"/>
    </style:style>
    <style:style style:name="T2" style:family="text">
      <style:text-properties officeooo:rsid="001e2e3b" fo:background-color="transparent" loext:char-shading-value="0" loext:padding="0cm" loext:border="none"/>
    </style:style>
    <style:style style:name="T3" style:family="text">
      <style:text-properties officeooo:rsid="0020d838" fo:background-color="transparent" loext:char-shading-value="0" loext:padding="0cm" loext:border="none"/>
    </style:style>
    <style:style style:name="T4" style:family="text">
      <style:text-properties fo:font-weight="bold" fo:background-color="transparent" loext:char-shading-value="0" style:font-weight-asian="bold" style:font-weight-complex="bold" loext:padding="0cm" loext:border="none"/>
    </style:style>
    <style:style style:name="T5" style:family="text">
      <style:text-properties fo:font-weight="bold" style:font-weight-asian="bold" style:font-weight-complex="bold"/>
    </style:style>
    <style:style style:name="T6" style:family="text">
      <style:text-properties officeooo:rsid="002038b3"/>
    </style:style>
    <style:style style:name="T7" style:family="text">
      <style:text-properties officeooo:rsid="0020d838"/>
    </style:style>
    <style:style style:name="T8" style:family="text">
      <style:text-properties fo:font-size="14pt" style:text-underline-style="none" officeooo:rsid="001e3cc3" style:font-size-asian="14pt" style:font-size-complex="14pt"/>
    </style:style>
    <style:style style:name="T9" style:family="text">
      <style:text-properties fo:font-size="14pt" style:text-underline-style="none" officeooo:rsid="0020d838" style:font-size-asian="14pt" style:font-size-complex="14pt"/>
    </style:style>
    <style:style style:name="T10" style:family="text">
      <style:text-properties fo:font-size="14pt" style:text-underline-style="none" officeooo:rsid="0021000e" style:font-size-asian="14pt" style:font-size-complex="14pt"/>
    </style:style>
    <style:style style:name="T11" style:family="text">
      <style:text-properties fo:font-size="14pt" style:text-underline-style="none" fo:font-weight="bold" officeooo:rsid="001e3cc3" style:font-size-asian="14pt" style:font-weight-asian="bold" style:font-size-complex="14pt" style:font-weight-complex="bold"/>
    </style:style>
    <style:style style:name="T12" style:family="text">
      <style:text-properties officeooo:rsid="0021000e"/>
    </style:style>
    <style:style style:name="T13" style:family="text">
      <style:text-properties officeooo:rsid="00215d85"/>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2">NORMA</text:span><text:span text:style-name="T1"> SQL-87</text:span></text:p>
      <text:p text:style-name="P2"><text:span text:style-name="T1"/></text:p>
      <text:p text:style-name="P2"><text:span text:style-name="T2">E</text:span><text:span text:style-name="T1">stablec</text:span><text:span text:style-name="T2">e</text:span><text:span text:style-name="T1"> que los diferentes tipos de combinaciones se podían alcanzar añadiendo, en la cláusula where, los filtros correspondientes a las combinaciones entre las columnas de las tablas que se han de combinar.</text:span></text:p>
      <text:p text:style-name="P2"><text:span text:style-name="T1"/></text:p>
      <text:p text:style-name="P2"><text:span text:style-name="T1">- </text:span><text:span text:style-name="T4">Ejemplo</text:span><text:span text:style-name="T1"> de combinación entre dos tablas según el SQL-87</text:span></text:p>
      <text:p text:style-name="P2"><text:span text:style-name="T1"/></text:p>
      <text:p text:style-name="P2"><text:span text:style-name="T1">En el esquema empresa, se quieren mostrar los empleados (código y apellido) junto con el código y nombre del departamento al que pertenecen.</text:span></text:p>
      <text:p text:style-name="P2"><text:span text:style-name="T1"/></text:p>
      <text:p text:style-name="P2"><text:span text:style-name="T1">La instrucción para alcanzar el objetivo es esta:</text:span></text:p>
      <text:p text:style-name="P2"><text:span text:style-name="T1"/></text:p>
      <text:p text:style-name="P2"><text:span text:style-name="T1">SELECT emp.emp_no AS <text:s/>"Código empleado", emp.apellido</text:span><text:span text:style-name="T2">s</text:span><text:span text:style-name="T1"> AS <text:s/>"Empleado" , </text:span></text:p>
      <text:p text:style-name="P2"><text:span text:style-name="T1"><text:s text:c="3"/>emp.dept_no AS <text:s/>"Código departamento", dnom</text:span><text:span text:style-name="T2">bre</text:span><text:span text:style-name="T1"> AS <text:s/>"Descripción"</text:span></text:p>
      <text:p text:style-name="P2"><text:span text:style-name="T1">FROM emp, dept</text:span></text:p>
      <text:p text:style-name="P2"><text:span text:style-name="T1">WHERE emp.dept_no = dept.dept_no;</text:span></text:p>
      <text:p text:style-name="P2"><text:span text:style-name="T1"/></text:p>
      <text:p text:style-name="P2"><text:span text:style-name="T1">Fijémonos en que el acceso a la tabla DEPT es necesario para conseguir el nombre del departamento. Tengamos en cuenta, también, que, como que el campo dept_no de la tabla EMP no permite valores NULL, todos los empleados tendrán valor en este campo y, debido a la integridad referencial, no pueden tener un valor que no sea en la tabla DPTO. Así pues, una vez ejecutado el filtro de la cláusula where, todas las filas de la tabla EMP estarán combinadas con una fila de la tabla DEPT.</text:span></text:p>
      <text:p text:style-name="P2"><text:span text:style-name="T1"/></text:p>
      <text:p text:style-name="P2"><text:span text:style-name="T1">El resultado obtenido es el siguiente:</text:span></text:p>
      <text:p text:style-name="P2"><text:span text:style-name="T1"/></text:p>
      <text:p text:style-name="P2"><text:span text:style-name="T1">Código empleado Empleado Código departamento Descripción <text:s text:c="5"/></text:span></text:p>
      <text:p text:style-name="P2"><text:span text:style-name="T1">------------------ ---------- ---------------- ------ -------------- </text:span></text:p>
      <text:p text:style-name="P2"><text:span text:style-name="T1">7369 SANCHEZ 20 INVESTIGACIÓN <text:s text:c="3"/></text:span></text:p>
      <text:p text:style-name="P2"><text:span text:style-name="T1">7499 ARROYO 30 VENTAS <text:s text:c="9"/></text:span></text:p>
      <text:p text:style-name="P2"><text:span text:style-name="T1">7521 SALA 30 VENTAS <text:s text:c="9"/></text:span></text:p>
      <text:p text:style-name="P2"><text:span text:style-name="T1">7566 JIMENEZ 20 INVESTIGACIÓN <text:s text:c="3"/></text:span></text:p>
      <text:p text:style-name="P2"><text:span text:style-name="T1">7654 MARTIN 30 VENTAS <text:s text:c="9"/></text:span></text:p>
      <text:p text:style-name="P2"><text:span text:style-name="T1">7698 NEGRO 30 VENTAS <text:s text:c="9"/></text:span></text:p>
      <text:p text:style-name="P2"><text:span text:style-name="T1">7782 CEREZO 10 CONTABILIDAD <text:s text:c="2"/></text:span></text:p>
      <text:p text:style-name="P2"><text:span text:style-name="T1">7788 GIL 20 INVESTIGACIÓN <text:s text:c="2"/></text:span></text:p>
      <text:p text:style-name="P2"><text:span text:style-name="T1">7839 REY 10 CONTABILIDAD <text:s text:c="2"/></text:span></text:p>
      <text:p text:style-name="P2"><text:span text:style-name="T1">7844 TOVAR 30 VENTAS <text:s text:c="9"/></text:span></text:p>
      <text:p text:style-name="P2"><text:soft-page-break/><text:span text:style-name="T1">7876 ALONSO 20 INVESTIGACIÓN <text:s text:c="3"/></text:span></text:p>
      <text:p text:style-name="P2"><text:span text:style-name="T1">7900 JIMENO 30 VENTAS <text:s text:c="9"/></text:span></text:p>
      <text:p text:style-name="P2"><text:span text:style-name="T1">7902 FERNANDEZ 20 INVESTIGACIÓN <text:s text:c="3"/></text:span></text:p>
      <text:p text:style-name="P2"><text:span text:style-name="T1">7934 MUÑOZ 10 CONTABILIDAD <text:s text:c="2"/></text:span></text:p>
      <text:p text:style-name="P2"><text:span text:style-name="T1"/></text:p>
      <text:p text:style-name="P2"><text:span text:style-name="T1">14 rows selected</text:span></text:p>
      <text:p text:style-name="P2"><text:span text:style-name="T1"/></text:p>
      <text:p text:style-name="P2"><text:span text:style-name="T1">Aplicando los filtros adecuados en la cláusula where , conseguimos implementar el join , el equi-join y el natural-join , pero no llegamos a poder implementar los outer-join </text:span><text:span text:style-name="T3">(right y left)</text:span><text:span text:style-name="T1">, ya que el producto cartesiano no puede "inventar" filas con valores nulos.</text:span></text:p>
      <text:p text:style-name="P2"><text:span text:style-name="T1"/></text:p>
      <text:p text:style-name="P2">En 1987, el estándar SQL-ISO propuso la utilización de una marca en la condición de combinación entre las columnas de las tablas R y S que fuera necesario combinar que indicara la necesidad de hacer aparecer todas las filas de una tabla (por ejemplo R), a pesar de que para la columna de combinación no hubiera correspondencia en la otra tabla (S), haciendo aparecer valores nulos en las columnas de la tabla S indicadas en la cláusula select. La marca adoptada fue el símbolo (+) pegado a la derecha de la <text:span text:style-name="T7">tabl</text:span>a (S) para la que hay que generar valores nulos.</text:p>
      <text:p text:style-name="P2"/>
      <text:p text:style-name="P2">Es decir, un left-outer-join de la tabla I con la tabla S según las columnas A (tabla I) y Z (tabla S) respectivas, que se escribiría como R [A = Z] S , se convertiría en SQL en una condición como la siguiente:</text:p>
      <text:p text:style-name="P2"/>
      <text:p text:style-name="P2">WHERE R . A = S . Z ( + )</text:p>
      <text:p text:style-name="P2"/>
      <text:p text:style-name="P2">Del mismo modo, un right-outer-join de la tabla I con la tabla S según las columnas A (tabla I) y Z (tabla S) respectivas, que en álgebra relacional se escribiría como R [A = Z] S, se convertiría en SQL en una condición como la siguiente:</text:p>
      <text:p text:style-name="P2"/>
      <text:p text:style-name="P2">WHERE R . A ( + ) <text:s/>= S . Z</text:p>
      <text:p text:style-name="P2"/>
      <text:p text:style-name="P2">El estándar SQL-ISO no proporciona ninguna instrucción específica para alcanzar un full-outer-join entre dos tablas y no está permitido escribir lo siguiente:</text:p>
      <text:p text:style-name="P2"/>
      <text:p text:style-name="P2">WHERE R . A ( + ) <text:s/>= S . Z ( + )</text:p>
      <text:p text:style-name="P2"/>
      <text:p text:style-name="P2"><text:soft-page-break/>La solución en SQL-ISO para conseguir un full-outer-join pasa por una operación unión entre una sentencia SELECT con el left-outer-join y una sentencia SELECT con el right-outer-join.</text:p>
      <text:p text:style-name="P2"/>
      <text:p text:style-name="P7">NORMA SQL-92</text:p>
      <text:p text:style-name="P1"/>
      <text:p text:style-name="P3">No todos los SGBD siguieron la modalidad de la marca (+) para implementar las dos variantes de outer-join. Y es comprensible, ya que hay una manera más comprensible de explicar el porqué de las combinaciones entre diferentes tablas.</text:p>
      <text:p text:style-name="P3"/>
      <text:p text:style-name="P3">A menudo, en la combinación entre dos tablas hay una tabla que se puede considerar la tabla principal (donde tenemos que ir a buscar la información) y otra tabla que se puede considerar secundaria (donde tenemos que ir a buscar información que complement<text:span text:style-name="T7">a</text:span> la información buscada en la tabla principal).</text:p>
      <text:p text:style-name="P3"/>
      <text:p text:style-name="P3">Para conseguir nuestro propósito, desde la revisión del 92 (SQL-92), el lenguaje SQL facilita las operaciones join en la cláusula from indicando la condición de combinación, la que ya no se deberá indicar (excepto en un caso) dentro de la cláusula where.</text:p>
      <text:p text:style-name="P3"/>
      <text:p text:style-name="P3">Es decir, pasamos de una sentencia SELECT que incluye una parte similar a:</text:p>
      <text:p text:style-name="P3"/>
      <text:p text:style-name="P3">...</text:p>
      <text:p text:style-name="P3">FROM tabla1 , Tabla2</text:p>
      <text:p text:style-name="P3">WHERE <text:s/>&lt; condición combinación entre tabla1 y <text:span text:style-name="T7">t</text:span>abla2 &gt;</text:p>
      <text:p text:style-name="P3">…</text:p>
      <text:p text:style-name="P3"/>
      <text:p text:style-name="P3">a una sentencia SELECT en que la condición de combinación entre tablas ya no se indica en la cláusula where, sino que acompaña la cláusula from:</text:p>
      <text:p text:style-name="P3"/>
      <text:p text:style-name="P3">...</text:p>
      <text:p text:style-name="P3">FROM tabla1 [INNER | LEFT | RIGHT] <text:s/>JOIN <text:span text:style-name="T7">t</text:span>abla2</text:p>
      <text:p text:style-name="P3">ON <text:s/>&lt; condición combinación entre tabla1 y <text:span text:style-name="T7">t</text:span>abla2 &gt;</text:p>
      <text:p text:style-name="P3">WHERE <text:s/>…</text:p>
      <text:p text:style-name="P3"/>
      <text:p text:style-name="P3">Como se ve en la sintaxis anterior, hay diferentes opciones de join : inner, left y right.</text:p>
      <text:p text:style-name="P3"/>
      <text:p text:style-name="P3">Los SGBD relacionales actuales (MySQL, Oracle, SQL Server, PostgreSQL, MS -Access ...) incorporan las combinaciones inner, left y right con las que se pueden <text:soft-page-break/>conseguir todos los tipos de combinaciones entre tablas. Hay otras opciones que algunos SGBD también soportan, pero no siempre siguiendo una sintaxis idéntica. La sintaxis aquí presentada es la proporcionada por el SGBD MySQL a partir de la versión 5.</text:p>
      <text:p text:style-name="P3"/>
      <text:p text:style-name="P3">La combinación inner es la más común y, de hecho, es la que se ejecuta si no se indica ninguna de las opciones. Se denomina combinación interna y combina filas de dos tablas siempre que haya valores coincidentes en el campo o campos de combinación.</text:p>
      <text:p text:style-name="P3"/>
      <text:p text:style-name="P3">- <text:span text:style-name="T5">Ejemplo</text:span> de combinación inner entre dos tablas</text:p>
      <text:p text:style-name="P3"/>
      <text:p text:style-name="P3">En el esquema empresa , se quieren mostrar los empleados (código y apellido) junto con el código y nombre del departamento al que pertenecen.</text:p>
      <text:p text:style-name="P3"/>
      <text:p text:style-name="P3">SELECT emp.emp_no AS <text:s/>"Código empleado" , emp.apellido<text:span text:style-name="T7">s</text:span> AS <text:s/>"Empleado" , </text:p>
      <text:p text:style-name="P3"><text:s text:c="3"/>emp.dept_no AS <text:s/>"Código departamento" , dnom<text:span text:style-name="T7">bre</text:span> AS <text:s/>"Descripción"</text:p>
      <text:p text:style-name="P3">FROM emp INNER <text:s/>JOIN dept ON emp.dept_no = dept.dept_no;</text:p>
      <text:p text:style-name="P3"/>
      <text:p text:style-name="P3">Recordemos que no es obligatorio utilizar la palabra inner.</text:p>
      <text:p text:style-name="P3"/>
      <text:p text:style-name="P5"><text:span text:style-name="T8">Las combinaciones left join, right join y </text:span><text:span text:style-name="T9">full</text:span><text:span text:style-name="T8"> join (llamadas combinaciones extern</text:span><text:span text:style-name="T9">a</text:span><text:span text:style-name="T8">s) son las opciones que proporciona el SQL -92 para alcanzar las diversas opciones de outer-join .</text:span></text:p>
      <text:p text:style-name="P3"/>
      <text:p text:style-name="P3">La combinación left join permite combinar todas las filas de la tabla de la izquierda de join con las filas con valores coincidentes de la tabla de la derecha, y proporciona valores nulos para las columnas de la tabla de la derecha cuando no hay filas con valores coincidentes.</text:p>
      <text:p text:style-name="P3"/>
      <text:p text:style-name="P3">La combinación right join permite combinar todas las filas de la tabla de la derecha del join con las filas con valores coincidentes de la tabla de la izquierda, y proporciona valores nulos para las columnas de la tabla de la izquierda cuando no hay filas con valores coincidentes.</text:p>
      <text:p text:style-name="P3"/>
      <text:p text:style-name="P3">La combinación <text:span text:style-name="T6">full</text:span> join es la unión del left join y right join eliminando la duplicidad de filas debido a las filas de las dos tablas que tienen valores coincidentes.</text:p>
      <text:p text:style-name="P3"/>
      <text:p text:style-name="P3"/>
      <text:p text:style-name="P3"><text:soft-page-break/>- <text:span text:style-name="T5">Ejemplo 1 </text:span>de right-outer-join y left-outer-join entre tablas según el SQL-92</text:p>
      <text:p text:style-name="P3"/>
      <text:p text:style-name="P3">En el esquema empresa, se quieren mostrar todos los departamentos (código y descripción) acompañados del salario más alto de sus empleados.</text:p>
      <text:p text:style-name="P3"/>
      <text:p text:style-name="P3">SELECT de.dept_no AS <text:s/>"Código" , dnom<text:span text:style-name="T7">bre</text:span> AS <text:s/>"Departamento" , </text:p>
      <text:p text:style-name="P3"><text:s text:c="4"/>max (salario) <text:s/>AS <text:s/>"Mayor salario"</text:p>
      <text:p text:style-name="P3">FROM dept de LEFT <text:s/>JOIN emp <text:span text:style-name="T7">e</text:span> ON de.dept_no = e.dept_no</text:p>
      <text:p text:style-name="P3">GROUP <text:s/>BY de.dept_no , dnom<text:span text:style-name="T7">bre</text:span></text:p>
      <text:p text:style-name="P3">ORDER <text:s/>BY <text:s/>1 ;</text:p>
      <text:p text:style-name="P3"/>
      <text:p text:style-name="P3">El resultado obtenido es el siguiente:</text:p>
      <text:p text:style-name="P3"/>
      <text:p text:style-name="P3">Código Departamento Salario más alto <text:s text:c="10"/></text:p>
      <text:p text:style-name="P3">---------- -------------- ---------------------- </text:p>
      <text:p text:style-name="P3">10 <text:s text:c="9"/>CONTABILIDAD <text:s text:c="2"/>650000 <text:s text:c="16"/></text:p>
      <text:p text:style-name="P3">20 <text:s text:c="9"/>INVESTIGACIÓN <text:s text:c="3"/>390000</text:p>
      <text:p text:style-name="P3">30 <text:s text:c="9"/>VENTAS <text:s text:c="9"/>370500 <text:s text:c="16"/></text:p>
      <text:p text:style-name="P3">40 <text:s text:c="9"/>PRODUCCIÓN <text:s text:c="28"/></text:p>
      <text:p text:style-name="P3"><text:s/></text:p>
      <text:p text:style-name="P3">4 rows selected</text:p>
      <text:p text:style-name="P3"/>
      <text:p text:style-name="P3">En la sentencia anterior hemos utilizado un left join, el cual se puede convertir en un right join si cambiamos el orden de las tablas en la cláusula from:</text:p>
      <text:p text:style-name="P3"/>
      <text:p text:style-name="P3">SELECT de.dept_no AS <text:s/>"Código" , dnom<text:span text:style-name="T7">bre</text:span> AS <text:s/>"Departamento" , </text:p>
      <text:p text:style-name="P3"><text:s text:c="3"/>max (salario) <text:s/>AS <text:s/>"Mayor salario"</text:p>
      <text:p text:style-name="P3">FROM emp <text:span text:style-name="T7">e</text:span> RIGHT <text:s/>JOIN dept de ON <text:span text:style-name="T7">e</text:span>.dept_no = d.dept_no</text:p>
      <text:p text:style-name="P3">GROUP <text:s/>BY de.dept_no , dnom<text:span text:style-name="T7">bre</text:span></text:p>
      <text:p text:style-name="P3">ORDER <text:s/>BY <text:s/>1 ;</text:p>
      <text:p text:style-name="P3"/>
      <text:p text:style-name="P3">El resultado obtenido en este caso es el mismo que en la sentencia anterior.</text:p>
      <text:p text:style-name="P3"/>
      <text:p text:style-name="P3">- <text:span text:style-name="T5">Ejemplo 2</text:span> de right-outer-join y left-outer-join entre tablas según el SQL-92</text:p>
      <text:p text:style-name="P3"/>
      <text:p text:style-name="P3">Se quieren mostrar, en el esquema empresa, todos los empleados acompañados de los clientes de quienes son representantes.</text:p>
      <text:p text:style-name="P3"/>
      <text:p text:style-name="P3">La instrucción para alcanzar el objetivo es esta:</text:p>
      <text:p text:style-name="P3"><text:soft-page-break/></text:p>
      <text:p text:style-name="P3">SELECT emp_no AS <text:s/>"Código", apellido AS <text:s/>"Empleado", client_cod AS <text:s/>"Cliente", nombre AS <text:s/>"Razón social"</text:p>
      <text:p text:style-name="P3">FROM emp LEFT <text:s/>JOIN cliente ON emp_no = repr_cod</text:p>
      <text:p text:style-name="P3">ORDER <text:s/>BY <text:s/>1, 2;</text:p>
      <text:p text:style-name="P3"/>
      <text:p text:style-name="P3">O también:</text:p>
      <text:p text:style-name="P3"/>
      <text:p text:style-name="P3">SELECT emp_no AS <text:s/>"Código", apellido AS <text:s/>"Empleado", client_cod AS <text:s/>"Cliente", nombre AS <text:s/>"Razón social"</text:p>
      <text:p text:style-name="P3">FROM cliente RIGHT <text:s/>JOIN emp ON repr_cod = emp_no</text:p>
      <text:p text:style-name="P3">ORDER <text:s/>BY <text:s/>1, 2;</text:p>
      <text:p text:style-name="P3"/>
      <text:p text:style-name="P3">El resultado que se obtiene, en ambos casos, es este:</text:p>
      <text:p text:style-name="P3"/>
      <text:p text:style-name="P3">Código Empleado Cliente Razón social <text:s text:c="35"/></text:p>
      <text:p text:style-name="P3">---------- ---------- ---------- -------------------- ------------------- </text:p>
      <text:p text:style-name="P3">7369 SANCHEZ <text:s text:c="60"/></text:p>
      <text:p text:style-name="P3">7499 ARROYO 107 WOMEN SPORTS <text:s text:c="33"/></text:p>
      <text:p text:style-name="P3">7499 ARROYO 104 EVERY MOUNTAIN <text:s text:c="31"/></text:p>
      <text:p text:style-name="P3">7521 SALA 101 TKB SPORT SHOP <text:s text:c="31"/></text:p>
      <text:p text:style-name="P3">7521 SALA 103 JUSTO TENIS <text:s text:c="34"/></text:p>
      <text:p text:style-name="P3">7521 SALA 106 SHAPE UP <text:s text:c="37"/></text:p>
      <text:p text:style-name="P3">7566 JIMENEZ <text:s text:c="60"/></text:p>
      <text:p text:style-name="P3">7654 MARTIN 102 VOLLYRITE <text:s text:c="36"/></text:p>
      <text:p text:style-name="P3">7698 NEGRO <text:s text:c="74"/></text:p>
      <text:p text:style-name="P3">7782 CEREZO <text:s text:c="73"/></text:p>
      <text:p text:style-name="P3">7788 GIL <text:s text:c="76"/></text:p>
      <text:p text:style-name="P3">7839 REY <text:s text:c="76"/></text:p>
      <text:p text:style-name="P3">7844 TOVAR 108 NORTH WOODS HEALTH AND FITNESS SUPPLY CENTER <text:s/></text:p>
      <text:p text:style-name="P3">7844 TOVAR 105 K + T SPORTS <text:s text:c="33"/></text:p>
      <text:p text:style-name="P3">7844 TOVAR 100 JOCKSPORTS <text:s text:c="35"/></text:p>
      <text:p text:style-name="P3">7876 ALONSO <text:s text:c="73"/></text:p>
      <text:p text:style-name="P3">7900 JIMENO <text:s text:c="73"/></text:p>
      <text:p text:style-name="P3">7902 FERNANDEZ <text:s text:c="70"/></text:p>
      <text:p text:style-name="P3">7934 MUÑOZ <text:s text:c="74"/></text:p>
      <text:p text:style-name="P3"><text:s/></text:p>
      <text:p text:style-name="P3">19 rows selected</text:p>
      <text:p text:style-name="P3"><text:soft-page-break/>Fijémonos que, para asegurar la aparición de todos los empleados, hay que utilizar un outer-join, ya que de lo contrario los empleados que no tienen asignado ningún cliente no aparecerían.</text:p>
      <text:p text:style-name="P3"/>
      <text:p text:style-name="P3">- <text:span text:style-name="T5">Ejemplo 3</text:span> de right-outer-join y left-outer-join entre tablas según el SQL-92</text:p>
      <text:p text:style-name="P3"/>
      <text:p text:style-name="P3">En el esquema empresa, se quieren mostrar todos los clientes acompañados del empleado que tienen como representante.</text:p>
      <text:p text:style-name="P3"/>
      <text:p text:style-name="P3">La instrucción para alcanzar el objetivo es esta:</text:p>
      <text:p text:style-name="P3"/>
      <text:p text:style-name="P3">SELECT client_cod AS <text:s/>"Cliente", nombre AS <text:s/>"Razón social", emp_no AS <text:s/>"Código", apellido AS <text:s/>"Empleado"</text:p>
      <text:p text:style-name="P3">FROM cliente LEFT <text:s/>JOIN emp DONDE repr_cod = emp_no;</text:p>
      <text:p text:style-name="P3"/>
      <text:p text:style-name="P3">O también:</text:p>
      <text:p text:style-name="P3"/>
      <text:p text:style-name="P3">SELECT client_cod AS <text:s/>"Cliente", nombre AS <text:s/>"Razón social", emp_no AS <text:s/>"Código", apellido AS <text:s/>"Empleado"</text:p>
      <text:p text:style-name="P3">FROM emp RIGHT <text:s/>JOIN cliente DONDE emp_no = repr_cod;</text:p>
      <text:p text:style-name="P3"/>
      <text:p text:style-name="P3">El resultado que se obtiene es este:</text:p>
      <text:p text:style-name="P3"/>
      <text:p text:style-name="P3">Cliente Razón social Código Empleado <text:s text:c="3"/></text:p>
      <text:p text:style-name="P3">---------- ---------------------------------------- ----- ---------- ---------- </text:p>
      <text:p text:style-name="P3">107 WOMEN SPORTS 7499 ARROYO <text:s text:c="4"/></text:p>
      <text:p text:style-name="P3">104 EVERY MOUNTAIN 7499 ARROYO <text:s text:c="4"/></text:p>
      <text:p text:style-name="P3">106 SHAPE UP 7521 SALA <text:s text:c="6"/></text:p>
      <text:p text:style-name="P3">103 JUSTO TENIS 7521 SALA <text:s text:c="6"/></text:p>
      <text:p text:style-name="P3">101 TKB SPORT SHOP 7521 SALA <text:s text:c="6"/></text:p>
      <text:p text:style-name="P3">102 VOLLYRITE 7654 MARTIN <text:s text:c="4"/></text:p>
      <text:p text:style-name="P3">108 NORTH WOODS HEALTH AND FITNESS SUPPLY CENTER 7844 TOVAR <text:s text:c="5"/></text:p>
      <text:p text:style-name="P3">105 K + T SPORTS 7844 TOVAR <text:s text:c="5"/></text:p>
      <text:p text:style-name="P3">100 JOCKSPORTS 7844 TOVAR <text:s text:c="5"/></text:p>
      <text:p text:style-name="P3">109 SPRINGFIELD NUCLEAR POWER PLANT <text:s text:c="48"/></text:p>
      <text:p text:style-name="P3"><text:s/></text:p>
      <text:p text:style-name="P3">10 rows selected</text:p>
      <text:p text:style-name="P3"><text:soft-page-break/>Fijémonos que, para asegurar la aparición de todos los clientes, es necesario utilizar un outer-join, pues de lo contrario los clientes que no tienen asignado representante no aparecerían.</text:p>
      <text:p text:style-name="P3"/>
      <text:p text:style-name="P5"><text:span text:style-name="T11">- Ejemplo 4</text:span><text:span text:style-name="T8"> de </text:span><text:span text:style-name="T10">full</text:span><text:span text:style-name="T8">-outer-join entre tablas según el SQL-92</text:span></text:p>
      <text:p text:style-name="P3"/>
      <text:p text:style-name="P3">En el esquema empresa, se quieren mostrar todos los clientes y todos los empleados relacionando cada cliente con su representante (y, de paso, cada empleado con sus clientes).</text:p>
      <text:p text:style-name="P3"/>
      <text:p text:style-name="P3">La instrucción para alcanzar el objetivo es esta:</text:p>
      <text:p text:style-name="P3"/>
      <text:p text:style-name="P3">SELECT client_cod AS <text:s/>"Cliente", nombre AS <text:s/>"Razón social", emp_no AS <text:s/>"Código", apellido AS <text:s/>"Empleado"</text:p>
      <text:p text:style-name="P3">FROM cliente LEFT <text:s/>JOIN emp DONDE emp_no = repr_cod</text:p>
      <text:p text:style-name="P3">UNION </text:p>
      <text:p text:style-name="P3">SELECT client_cod AS <text:s/>"Cliente", nombre AS <text:s/>"Razón social", emp_no AS <text:s/>"Código", apellido AS <text:s/>"Empleado"</text:p>
      <text:p text:style-name="P3">FROM cliente RIGHT <text:s/>JOIN emp DONDE emp_no = repr_cod;</text:p>
      <text:p text:style-name="P3"/>
      <text:p text:style-name="P3">El resultado obtenido es el siguiente:</text:p>
      <text:p text:style-name="P3"/>
      <text:p text:style-name="P3">Cliente Razón social Código Empleado <text:s text:c="3"/></text:p>
      <text:p text:style-name="P3">---------- ---------------------------------------- ----- ---------- ---------- </text:p>
      <text:p text:style-name="P3">100 JOCKSPORTS 7844 TOVAR <text:s text:c="5"/></text:p>
      <text:p text:style-name="P3">101 TKB SPORT SHOP 7521 SALA <text:s text:c="6"/></text:p>
      <text:p text:style-name="P3">102 VOLLYRITE 7654 MARTIN <text:s text:c="4"/></text:p>
      <text:p text:style-name="P3">103 JUSTO TENIS 7521 SALA <text:s text:c="6"/></text:p>
      <text:p text:style-name="P3">104 EVERY MOUNTAIN 7499 ARROYO <text:s text:c="4"/></text:p>
      <text:p text:style-name="P3">105 K + T SPORTS 7844 TOVAR <text:s text:c="5"/></text:p>
      <text:p text:style-name="P3">106 SHAPE UP 7521 SALA <text:s text:c="6"/></text:p>
      <text:p text:style-name="P3">107 WOMEN SPORTS 7499 ARROYO <text:s text:c="4"/></text:p>
      <text:p text:style-name="P3">108 NORTH WOODS HEALTH AND FITNESS SUPPLY CENTER 7844 TOVAR <text:s text:c="5"/></text:p>
      <text:p text:style-name="P4">109 SPRINGFIELD NUCLEAR POWER PLANT <text:s text:c="7"/></text:p>
      <text:p text:style-name="P4"><text:s text:c="29"/></text:p>
      <text:p text:style-name="P3"><text:s text:c="57"/>7369 SANCHEZ <text:s text:c="3"/></text:p>
      <text:p text:style-name="P3"><text:s text:c="57"/>7566 JIMENEZ <text:s text:c="3"/></text:p>
      <text:p text:style-name="P3"><text:s text:c="57"/>7698 NEGRO <text:s text:c="5"/></text:p>
      <text:p text:style-name="P3"><text:s text:c="57"/>7782 CEREZO <text:s text:c="4"/></text:p>
      <text:p text:style-name="P3"><text:soft-page-break/><text:s text:c="57"/>7788 GIL <text:s text:c="7"/></text:p>
      <text:p text:style-name="P3"><text:s text:c="57"/>7839 REY <text:s text:c="7"/></text:p>
      <text:p text:style-name="P3"><text:s text:c="57"/>7876 ALONSO <text:s text:c="4"/></text:p>
      <text:p text:style-name="P3"><text:s text:c="57"/>7900 JIMENO <text:s text:c="4"/></text:p>
      <text:p text:style-name="P3"><text:s text:c="57"/>7902 FERNANDEZ <text:s/></text:p>
      <text:p text:style-name="P3"><text:s text:c="57"/>7934 MUÑOZ <text:s text:c="5"/></text:p>
      <text:p text:style-name="P3"/>
      <text:p text:style-name="P3">20 rows selected</text:p>
      <text:p text:style-name="P3"/>
      <text:p text:style-name="P3">El lenguaje SQL proporciona dos simplificaciones en la escritura de las combinaciones join que necesitan la opción on, para los casos en que las columnas que hay que combinar tengan coincidencia de nombres:</text:p>
      <text:p text:style-name="P3"/>
      <text:p text:style-name="P3">Si la combinación se quiere efectuar para todas las columnas que tengan nombres coincidentes en las tablas que se han de combinar, disponemos de las combinaciones natural join. En este caso, la palabra natural ante el tipo de combinación join provoca que se efectúe la combinación entre las tablas para todas las columnas que tienen coincidencia de nombre, sin tener que indicar la condición de combinación. El resultado de las natural join proporciona una única columna para las columnas de las tablas combinadas que tienen el mismo nombre y, por tanto, en caso de tener que hacer referencia a esta columna en alguna cláusula de la sentencia SELECT, <text:span text:style-name="T12">n</text:span>o se debe indicar el nombre de la tabla a la que pertenece, ya que pertenece simultáneamente a diferentes tablas.</text:p>
      <text:p text:style-name="P3"/>
      <text:p text:style-name="P3">Si la combinación se quiere efectuar para algunas de las columnas que tengan nombres coincidentes en las tablas que hay que combinar, disponemos de las combinaciones join con la opción using (col1, col2 …). En este caso, la opción using (col1, col2 …) provoca que se efectúe la combinación entre las tablas para las columnas indicadas, sin tener que indicar la condición de combinación. Como en los natural join, también da como resultado una única columna para las columnas coincidentes.</text:p>
      <text:p text:style-name="P3"/>
      <text:p text:style-name="P3"><text:span text:style-name="T5">- Ejemplo</text:span> de simplificación de una combinación inner join</text:p>
      <text:p text:style-name="P3"/>
      <text:p text:style-name="P3">La sentencia siguiente, correspondiente al esquema empresa, muestra los empleados (código y apellido) junto con el código y nombre del departamento al que pertenecen.</text:p>
      <text:p text:style-name="P3"/>
      <text:p text:style-name="P3">SELECT emp.emp_no AS <text:s/>"Código empleado", emp.apellido<text:span text:style-name="T12">s</text:span> AS <text:s/>"Empleado", </text:p>
      <text:p text:style-name="P3"><text:s text:c="3"/>emp.dept_no AS <text:s/>"Código departamento", dnom<text:span text:style-name="T12">bre</text:span> AS <text:s/>"Descripción"</text:p>
      <text:p text:style-name="P3"><text:soft-page-break/>FROM emp INNER <text:s/>JOIN dept ON emp.dept_no = dept.dept_no;</text:p>
      <text:p text:style-name="P3"/>
      <text:p text:style-name="P3">o bien, lo que es lo mismo:</text:p>
      <text:p text:style-name="P3"/>
      <text:p text:style-name="P3">SELECT emp.emp_no AS <text:s/>"Código empleado", emp.apellido<text:span text:style-name="T12">s</text:span> AS <text:s/>"Empleado", </text:p>
      <text:p text:style-name="P3"><text:s text:c="3"/>emp.dept_no AS <text:s/>"Código departamento", dnom<text:span text:style-name="T12">bre</text:span> AS <text:s/>"Descripción"</text:p>
      <text:p text:style-name="P3">FROM emp JOIN dept ON emp.dept_no = dept.dept_no;</text:p>
      <text:p text:style-name="P3"/>
      <text:p text:style-name="P3">Como en las tablas EMP y DEPT hay coincidencia de nombre para la columna de combinación dept_no y no hay otras columnas con nombres coincidentes, podemos utilizar un natural join:</text:p>
      <text:p text:style-name="P3"/>
      <text:p text:style-name="P3">SELECT emp.emp_no AS <text:s/>"Código empleado", emp.apellido<text:span text:style-name="T12">s</text:span> AS <text:s/>"Empleado", </text:p>
      <text:p text:style-name="P3"><text:s text:c="3"/>dept_no AS <text:s/>"Código departamento", dnom<text:span text:style-name="T12">bre</text:span> AS <text:s/>"Descripción"</text:p>
      <text:p text:style-name="P3">FROM emp NATURAL <text:s/>JOIN dept;</text:p>
      <text:p text:style-name="P3"/>
      <text:p text:style-name="P3">Fijémonos en que, al visualizar la columna dept_no, en la cláusula select se ha tenido que suprimir la referencia a la tabla a la que pertenece, ya que el natural join sólo proporciona una de las dos columnas con coincidencia de nombres. Pero también se habría podido utilizar la opción using:</text:p>
      <text:p text:style-name="P3"/>
      <text:p text:style-name="P3">SELECT emp.emp_no AS <text:s/>"Código empleado", emp.apellido AS <text:s/>"Empleado", </text:p>
      <text:p text:style-name="P3"><text:s text:c="3"/>dept_no AS <text:s/>"Código departamento", dnom<text:span text:style-name="T12">bre</text:span> AS <text:s/>"Descripción"</text:p>
      <text:p text:style-name="P3">FROM emp INNER <text:s/>JOIN dept USING <text:s/>(dept_no);</text:p>
      <text:p text:style-name="P3"/>
      <text:p text:style-name="P3">Asimismo, al tratarse de una combinación inner join, nos podemos ahorrar la palabra inner.</text:p>
      <text:p text:style-name="P3"/>
      <text:p text:style-name="P3"><text:span text:style-name="T5">- Ejemplo</text:span> de simplificación de combinaciones left join y right join</text:p>
      <text:p text:style-name="P3"/>
      <text:p text:style-name="P3">Las sentencias siguientes, correspondientes al esquema empresa, muestran todos los departamentos (código y descripción) acompañados del salario más alto de sus empleados.</text:p>
      <text:p text:style-name="P3"/>
      <text:p text:style-name="P3">SELECT de.dept_no AS <text:s/>"Código", dnom<text:span text:style-name="T13">bre</text:span> AS <text:s/>"Departamento", </text:p>
      <text:p text:style-name="P3"><text:s text:c="3"/>max (salario) <text:s/>AS <text:s/>"Salario más alto"</text:p>
      <text:p text:style-name="P3">FROM dept de LEFT <text:s/>JOIN emp <text:span text:style-name="T13">e</text:span> ON de.dept_no = e.dept_no</text:p>
      <text:p text:style-name="P3">GROUP <text:s/>BY de.dept_no , dnom<text:span text:style-name="T13">bre</text:span></text:p>
      <text:p text:style-name="P3">ORDER <text:s/>BY <text:s/>1;</text:p>
      <text:p text:style-name="P3"><text:soft-page-break/><text:s/>SELECT de.dept_no AS <text:s/>"Código", dnom<text:span text:style-name="T13">bre</text:span> AS <text:s/>"Departamento", </text:p>
      <text:p text:style-name="P3"><text:s text:c="3"/>max (salario) <text:s/>AS <text:s/>"Salario más alto"</text:p>
      <text:p text:style-name="P3">FROM emp <text:span text:style-name="T13">e</text:span> RIGHT <text:s/>JOIN dept de ON <text:span text:style-name="T13">e</text:span>.dept_no = d.dept_no</text:p>
      <text:p text:style-name="P3">GROUP <text:s/>BY de.dept_no , dnom<text:span text:style-name="T13">bre</text:span></text:p>
      <text:p text:style-name="P3">ORDER <text:s/>BY <text:s/>1;</text:p>
      <text:p text:style-name="P3"/>
      <text:p text:style-name="P3">Dado que la columna de combinación tiene el mismo nombre y no hay otras columnas con coincidencia de nombres, habríamos podido emplear un natural join:</text:p>
      <text:p text:style-name="P3"/>
      <text:p text:style-name="P3">SELECT dept_no AS <text:s/>"Código", dnom<text:span text:style-name="T13">bre</text:span> AS <text:s/>"Departamento", </text:p>
      <text:p text:style-name="P3"><text:s text:c="3"/>max (salario) <text:s/>AS <text:s/>"Salario más alto"</text:p>
      <text:p text:style-name="P3">FROM dept <text:span text:style-name="T13">de </text:span>NATURAL <text:s/>LEFT <text:s/>JOIN emp <text:span text:style-name="T13">e</text:span></text:p>
      <text:p text:style-name="P3">GROUP <text:s/>BY dept_no, dnom<text:span text:style-name="T13">bre</text:span></text:p>
      <text:p text:style-name="P3">ORDER <text:s/>BY <text:s/>1;</text:p>
      <text:p text:style-name="P3"><text:s/></text:p>
      <text:p text:style-name="P3">SELECT dept_no AS <text:s/>"Código", dnom<text:span text:style-name="T13">bre</text:span> AS <text:s/>"Departamento", </text:p>
      <text:p text:style-name="P3"><text:s text:c="3"/>max (salario) <text:s/>AS <text:s/>"Salario más alto"</text:p>
      <text:p text:style-name="P3">FROM emp e NATURAL <text:s/>RIGHT <text:s/>JOIN dept de</text:p>
      <text:p text:style-name="P3">GROUP <text:s/>BY dept_no, dnom<text:span text:style-name="T13">bre</text:span></text:p>
      <text:p text:style-name="P3">ORDER <text:s/>BY <text:s/>1;</text:p>
      <text:p text:style-name="P3"/>
      <text:p text:style-name="P3">Y también, utilizando la opción using:</text:p>
      <text:p text:style-name="P3"/>
      <text:p text:style-name="P3">SELECT dept_no AS <text:s/>"Código", dnom<text:span text:style-name="T13">bre</text:span> AS <text:s/>"Departamento", </text:p>
      <text:p text:style-name="P3"><text:s text:c="3"/>max (salario) <text:s/>AS <text:s/>"Salario más alto"</text:p>
      <text:p text:style-name="P3">FROM dept <text:span text:style-name="T13">de </text:span>LEFT <text:s/>JOIN emp <text:span text:style-name="T13">e</text:span> USING <text:s/>(dept_no)</text:p>
      <text:p text:style-name="P3">GROUP <text:s/>BY dept_no, dnom<text:span text:style-name="T13">bre</text:span></text:p>
      <text:p text:style-name="P3">ORDER <text:s/>BY <text:s/>1;</text:p>
      <text:p text:style-name="P3"><text:s/></text:p>
      <text:p text:style-name="P3">SELECT dept_no AS <text:s/>"Código", dnom<text:span text:style-name="T13">bre</text:span> AS <text:s/>"Departamento", </text:p>
      <text:p text:style-name="P3"><text:s text:c="3"/>max (salario) <text:s/>AS <text:s/>"Salario más alto"</text:p>
      <text:p text:style-name="P3">FROM emp <text:span text:style-name="T13">e</text:span> RIGHT <text:s/>JOIN dept de USING <text:s/>(dept_no)</text:p>
      <text:p text:style-name="P3">GROUP <text:s/>BY dept_no, dnom<text:span text:style-name="T13">bre</text:span></text:p>
      <text:p text:style-name="P3">ORDER <text:s/>BY <text:s/>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Helvetica Neue" svg:font-family="'Helvetica Neue', Helvetica-Normal, Helvetica, Corbel, Helmet, 'Free Sans', 'Droid Sans', sans-serif"/>
    <style:font-face style:name="monospace" svg:font-family="monospace,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28T09:48:23.198000000</meta:creation-date>
    <dc:date>2021-02-28T11:50:57.189000000</dc:date>
    <meta:editing-duration>PT1H4M13S</meta:editing-duration>
    <meta:editing-cycles>3</meta:editing-cycles>
    <meta:generator>LibreOffice/7.0.2.2$Windows_X86_64 LibreOffice_project/8349ace3c3162073abd90d81fd06dcfb6b36b994</meta:generator>
    <meta:document-statistic meta:table-count="0" meta:image-count="0" meta:object-count="0" meta:page-count="11" meta:paragraph-count="236" meta:word-count="2611" meta:character-count="18065" meta:non-whitespace-character-count="13400"/>
  </office:meta>
</office:document-meta>
</file>